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14557" officeooo:paragraph-rsid="00014557"/>
    </style:style>
    <style:style style:name="P2" style:family="paragraph" style:parent-style-name="Text_20_body">
      <style:text-properties officeooo:paragraph-rsid="00014557"/>
    </style:style>
    <style:style style:name="P3" style:family="paragraph" style:parent-style-name="Text_20_body">
      <style:text-properties officeooo:rsid="000b148d" officeooo:paragraph-rsid="000b148d"/>
    </style:style>
    <style:style style:name="P4" style:family="paragraph" style:parent-style-name="Title">
      <style:text-properties officeooo:rsid="00014557" officeooo:paragraph-rsid="00014557"/>
    </style:style>
    <style:style style:name="P5" style:family="paragraph" style:parent-style-name="Standard">
      <style:text-properties officeooo:rsid="000d0f66" officeooo:paragraph-rsid="000d0f66"/>
    </style:style>
    <style:style style:name="P6" style:family="paragraph" style:parent-style-name="Standard">
      <style:text-properties officeooo:rsid="000d0f66" officeooo:paragraph-rsid="000d0f66"/>
    </style:style>
    <style:style style:name="P7" style:family="paragraph" style:parent-style-name="Standard">
      <style:text-properties officeooo:rsid="000e66d5" officeooo:paragraph-rsid="000e66d5"/>
    </style:style>
    <style:style style:name="P8" style:family="paragraph" style:parent-style-name="Heading_20_1">
      <style:text-properties officeooo:rsid="00014557" officeooo:paragraph-rsid="00014557"/>
    </style:style>
    <style:style style:name="P9" style:family="paragraph" style:parent-style-name="Heading_20_1">
      <style:text-properties officeooo:rsid="0002f146" officeooo:paragraph-rsid="0002f146"/>
    </style:style>
    <style:style style:name="P10" style:family="paragraph" style:parent-style-name="Heading_20_1">
      <style:text-properties officeooo:rsid="0007602d" officeooo:paragraph-rsid="0007602d"/>
    </style:style>
    <style:style style:name="P11" style:family="paragraph" style:parent-style-name="Heading_20_1">
      <style:text-properties officeooo:rsid="000b148d" officeooo:paragraph-rsid="000b148d"/>
    </style:style>
    <style:style style:name="P12" style:family="paragraph" style:parent-style-name="Heading_20_1">
      <style:text-properties officeooo:rsid="000d0f66" officeooo:paragraph-rsid="000d0f66"/>
    </style:style>
    <style:style style:name="P13" style:family="paragraph" style:parent-style-name="Heading_20_1">
      <style:text-properties officeooo:rsid="000e66d5" officeooo:paragraph-rsid="000e66d5"/>
    </style:style>
    <style:style style:name="P14" style:family="paragraph" style:parent-style-name="Heading_20_2">
      <style:text-properties officeooo:rsid="00014557" officeooo:paragraph-rsid="00014557"/>
    </style:style>
    <style:style style:name="T1" style:family="text">
      <style:text-properties officeooo:rsid="00021b3b"/>
    </style:style>
    <style:style style:name="T2" style:family="text">
      <style:text-properties officeooo:rsid="0002f146"/>
    </style:style>
    <style:style style:name="T3" style:family="text">
      <style:text-properties officeooo:rsid="0007796a"/>
    </style:style>
    <style:style style:name="T4" style:family="text">
      <style:text-properties officeooo:rsid="000e66d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tokoll Projekt Website</text:p>
      <text:h text:style-name="P8" text:outline-level="1">Arbeitsauftrag:</text:h>
      <text:p text:style-name="P1">Es soll eine Website erstellt werden nach eigenen Interessen. Als Kunden werden die Professoren Maximilian Hvala und Michael Mutschlechner angenommen.</text:p>
      <text:h text:style-name="P8" text:outline-level="1">Arbeitsverlauf:</text:h>
      <text:h text:style-name="P14" text:outline-level="2">Tag1:</text:h>
      <text:p text:style-name="Standard">Beginn des Projektes. Anlegen des Ordners „kleines projekt“ für das Projekt mit zwei Unterordnern „seite“ und „theorie“. Die Dateien „index.html“, „style.css“ wurden im Ordner „seite“ erstellt und die Dateien „Protokoll“ und „Pflichtenheft“ wurden im Ordner „theorie“ angelegt. Suche nach Informationsquellen wie ein Pflichtenheft <text:span text:style-name="T1">erstellt wird. Quelle gefunden auf der Website: „</text:span><text:a xlink:type="simple" xlink:href="http://www.doku.net/techndoku/artikel/daspflicht.htm" text:style-name="Internet_20_link" text:visited-style-name="Visited_20_Internet_20_Link"><text:span text:style-name="T1">www.doku.net/techndoku/artikel/daspflicht.htm</text:span></text:a><text:span text:style-name="T1">“. Beginn mit Ausarbeitung eines Pflichtenheftes.</text:span></text:p>
      <text:h text:style-name="P9" text:outline-level="1">Tag2:</text:h>
      <text:p text:style-name="Standard"><text:span text:style-name="T2">Fortsetzung des Pflichtenhefts nach der Vorlage auf der an Tag 1 verlinkten Seite. Neue Informationsquelle gefunden mit besserer Veranschaulichung auf der Website („</text:span><text:a xlink:type="simple" xlink:href="http://www.gm.fh-koeln.de/~afomusoe/WS2011_12/PflichtenheftAlumini.pdf" text:style-name="Internet_20_link" text:visited-style-name="Visited_20_Internet_20_Link"><text:span text:style-name="T2">www.gm.fh-koeln.de/~afomusoe/WS2011_12/PflichtenheftAlumni.pdf</text:span></text:a><text:span text:style-name="T2">“). Überlegen was für eine Website projektiert wird. Neugestaltung des Pflichtenhefts nach dieser Vorlage. Entscheidung Carsharing Website zu erstellen. Ausarbeitung des Pflichtenheftes nach dieser Vorgabe.</text:span></text:p>
      <text:h text:style-name="P10" text:outline-level="1">Tag3:</text:h>
      <text:p text:style-name="Standard">Erste Vorstellung des erarbeiteten an den Auftraggeber. Vorweisen des Pflichtenhefts. <text:span text:style-name="T3">Beginn mit der Erstellung eines USE-CASE Diagramms.</text:span> </text:p>
      <text:h text:style-name="P11" text:outline-level="1">Tag4:</text:h>
      <text:p text:style-name="P3">Weiterarbeit am Pflichtenheft. Definition der Produktfunktionen. </text:p>
      <text:h text:style-name="P12" text:outline-level="1">Tag5:</text:h>
      <text:p text:style-name="P5">Beendigung und Abgabe des Pflichtenhefts, beginn <text:span text:style-name="T4">W</text:span>ebsite.</text:p>
      <text:h text:style-name="P13" text:outline-level="1">Tag6:</text:h>
      <text:p text:style-name="P7">Weiterarbeit an Website.</text:p>
      <text:p text:style-name="P5"/>
      <text:p text:style-name="Standard"/>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8T11:58:32.013648394</meta:creation-date>
    <dc:date>2016-11-23T15:37:53.268964893</dc:date>
    <meta:editing-duration>PT4H33M11S</meta:editing-duration>
    <meta:editing-cycles>9</meta:editing-cycles>
    <meta:generator>LibreOffice/5.1.4.2$Linux_X86_64 LibreOffice_project/10m0$Build-2</meta:generator>
    <meta:document-statistic meta:table-count="0" meta:image-count="0" meta:object-count="0" meta:page-count="1" meta:paragraph-count="16" meta:word-count="167" meta:character-count="1426" meta:non-whitespace-character-count="1273"/>
  </office:meta>
</office:document-meta>
</file>